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Elbasan" svg:font-family="'Noto Sans Elbasan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B Nazanin" officeooo:rsid="001d60d2" officeooo:paragraph-rsid="001d60d2" style:font-name-complex="B Nazanin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B Nazanin" officeooo:rsid="001d80c4" officeooo:paragraph-rsid="001d80c4" style:font-name-complex="B Nazanin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officeooo:rsid="001e4262" officeooo:paragraph-rsid="001f627a" style:font-name-complex="B Nazanin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Nazanin" officeooo:rsid="00205740" officeooo:paragraph-rsid="00205740" style:font-name-complex="B Nazanin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B Nazanin" officeooo:rsid="0023906d" officeooo:paragraph-rsid="0023906d" style:font-name-complex="B Nazanin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16d87" officeooo:paragraph-rsid="00216d87" style:font-weight-asian="normal" style:font-name-complex="B Nazanin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32d22" officeooo:paragraph-rsid="00232d22" style:font-weight-asian="normal" style:font-name-complex="B Nazanin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3906d" officeooo:paragraph-rsid="0023906d" style:font-weight-asian="normal" style:font-name-complex="B Nazanin" style:font-weight-complex="normal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3906d" officeooo:paragraph-rsid="00262b06" style:font-weight-asian="normal" style:font-name-complex="B Nazanin" style:font-weight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B Nazanin" officeooo:rsid="00216d87" officeooo:paragraph-rsid="00216d87" style:font-name-complex="B Nazanin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B Nazanin" officeooo:rsid="00232d22" officeooo:paragraph-rsid="00232d22" style:font-name-complex="B Nazanin"/>
    </style:style>
    <style:style style:name="P12" style:family="paragraph" style:parent-style-name="Standard">
      <style:paragraph-properties fo:text-align="end" style:justify-single-word="false" fo:break-before="page" style:writing-mode="rl-tb"/>
      <style:text-properties style:font-name="B Nazanin" officeooo:rsid="00232d22" officeooo:paragraph-rsid="00232d22" style:font-name-complex="B Nazanin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B Nazanin" officeooo:rsid="0023906d" officeooo:paragraph-rsid="0023906d" style:font-name-complex="B Nazanin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B Nazanin" fo:font-weight="bold" officeooo:rsid="00262b06" officeooo:paragraph-rsid="00262b06" style:font-weight-asian="bold" style:font-name-complex="B Nazanin" style:font-weight-complex="bold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B Nazanin" fo:font-weight="bold" officeooo:rsid="00262b06" officeooo:paragraph-rsid="00276643" style:font-weight-asian="bold" style:font-name-complex="B Nazanin" style:font-weight-complex="bold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B Nazanin" fo:font-weight="bold" officeooo:rsid="00276643" officeooo:paragraph-rsid="00276643" style:font-weight-asian="bold" style:font-name-complex="B Nazanin" style:font-weight-complex="bold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B Nazanin" fo:font-weight="bold" officeooo:rsid="0028145f" officeooo:paragraph-rsid="0028145f" style:font-weight-asian="bold" style:font-name-complex="B Nazanin" style:font-weight-complex="bold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B Nazanin" fo:font-weight="bold" officeooo:rsid="0028e8df" officeooo:paragraph-rsid="0028e8df" style:font-weight-asian="bold" style:font-name-complex="B Nazanin" style:font-weight-complex="bold"/>
    </style:style>
    <style:style style:name="P19" style:family="paragraph" style:parent-style-name="Standard">
      <style:paragraph-properties fo:text-align="end" style:justify-single-word="false" fo:break-before="page" style:writing-mode="rl-tb"/>
      <style:text-properties style:font-name="B Nazanin" fo:font-weight="bold" officeooo:rsid="002b2394" officeooo:paragraph-rsid="002b2394" style:font-weight-asian="bold" style:font-name-complex="B Nazanin" style:font-weight-complex="bold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B Nazanin" fo:font-weight="bold" officeooo:rsid="002b2394" officeooo:paragraph-rsid="002b2394" style:font-weight-asian="bold" style:font-name-complex="B Nazanin" style:font-weight-complex="bold"/>
    </style:style>
    <style:style style:name="P21" style:family="paragraph" style:parent-style-name="Standard">
      <style:paragraph-properties fo:text-align="justify" style:justify-single-word="false" style:writing-mode="rl-tb"/>
      <style:text-properties style:font-name="B Nazanin" fo:font-weight="bold" officeooo:rsid="002b2394" officeooo:paragraph-rsid="002b2394" style:font-weight-asian="bold" style:font-name-complex="B Nazanin" style:font-weight-complex="bold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B Nazanin" fo:font-weight="bold" officeooo:rsid="002bfbe6" officeooo:paragraph-rsid="002bfbe6" style:font-weight-asian="bold" style:font-name-complex="B Nazanin" style:font-weight-complex="bold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B Nazanin" fo:font-weight="bold" officeooo:rsid="002d81ee" officeooo:paragraph-rsid="002d81ee" style:font-weight-asian="bold" style:font-name-complex="B Nazanin" style:font-weight-complex="bold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B Nazanin" fo:font-weight="bold" officeooo:rsid="002f559a" officeooo:paragraph-rsid="002f559a" style:font-weight-asian="bold" style:font-name-complex="B Nazanin" style:font-weight-complex="bold"/>
    </style:style>
    <style:style style:name="P25" style:family="paragraph" style:parent-style-name="Standard">
      <style:paragraph-properties fo:text-align="end" style:justify-single-word="false" style:writing-mode="rl-tb"/>
      <style:text-properties fo:font-weight="bold" officeooo:rsid="00352777" officeooo:paragraph-rsid="00352777" style:font-weight-asian="bold" style:font-weight-complex="bold"/>
    </style:style>
    <style:style style:name="P26" style:family="paragraph" style:parent-style-name="Standard">
      <style:paragraph-properties fo:text-align="end" style:justify-single-word="false" style:writing-mode="rl-tb"/>
      <style:text-properties fo:font-weight="bold" officeooo:rsid="00352777" officeooo:paragraph-rsid="00371630" style:font-weight-asian="bold" style:font-weight-complex="bold"/>
    </style:style>
    <style:style style:name="P27" style:family="paragraph" style:parent-style-name="Standard">
      <style:paragraph-properties fo:text-align="end" style:justify-single-word="false" style:writing-mode="rl-tb"/>
      <style:text-properties fo:font-weight="bold" officeooo:rsid="00371630" officeooo:paragraph-rsid="00371630" style:font-weight-asian="bold" style:font-weight-complex="bold"/>
    </style:style>
    <style:style style:name="P28" style:family="paragraph" style:parent-style-name="Standard">
      <style:paragraph-properties fo:text-align="end" style:justify-single-word="false" style:writing-mode="rl-tb"/>
      <style:text-properties fo:font-weight="bold" officeooo:rsid="0038ef2e" officeooo:paragraph-rsid="0039657a" style:font-weight-asian="bold" style:font-weight-complex="bold"/>
    </style:style>
    <style:style style:name="P29" style:family="paragraph" style:parent-style-name="Standard">
      <style:paragraph-properties fo:text-align="end" style:justify-single-word="false" style:writing-mode="rl-tb"/>
      <style:text-properties fo:font-weight="bold" officeooo:rsid="0039657a" officeooo:paragraph-rsid="0039657a" style:font-weight-asian="bold" style:font-weight-complex="bold"/>
    </style:style>
    <style:style style:name="P30" style:family="paragraph" style:parent-style-name="Standard">
      <style:paragraph-properties fo:text-align="end" style:justify-single-word="false" fo:break-before="page" style:writing-mode="rl-tb"/>
      <style:text-properties officeooo:paragraph-rsid="00315453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Noto Sans" fo:font-weight="bold" officeooo:rsid="002f559a" officeooo:paragraph-rsid="002f559a" style:font-weight-asian="bold" style:font-name-complex="B Nazanin" style:font-weight-complex="bold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Noto Sans" fo:font-weight="bold" officeooo:rsid="002f559a" officeooo:paragraph-rsid="002f559a" style:font-weight-asian="bold" style:font-name-complex="B Nazanin" style:font-weight-complex="bold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Noto Sans" fo:font-weight="bold" officeooo:rsid="00310f34" officeooo:paragraph-rsid="00310f34" style:font-weight-asian="bold" style:font-name-complex="B Nazanin" style:font-weight-complex="bold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0315453" officeooo:paragraph-rsid="00315453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0316bf7" officeooo:paragraph-rsid="00316bf7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0332955" officeooo:paragraph-rsid="00332955"/>
    </style:style>
    <style:style style:name="T1" style:family="text">
      <style:text-properties officeooo:rsid="001d60d2"/>
    </style:style>
    <style:style style:name="T2" style:family="text">
      <style:text-properties officeooo:rsid="001e426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4262" style:font-weight-asian="normal" style:font-weight-complex="normal"/>
    </style:style>
    <style:style style:name="T5" style:family="text">
      <style:text-properties fo:font-weight="normal" officeooo:rsid="001f627a" style:font-weight-asian="normal" style:font-weight-complex="normal"/>
    </style:style>
    <style:style style:name="T6" style:family="text">
      <style:text-properties fo:font-weight="normal" officeooo:rsid="001d60d2" style:font-weight-asian="normal" style:font-weight-complex="normal"/>
    </style:style>
    <style:style style:name="T7" style:family="text">
      <style:text-properties fo:font-weight="normal" officeooo:rsid="00216d87" style:font-weight-asian="normal" style:font-weight-complex="normal"/>
    </style:style>
    <style:style style:name="T8" style:family="text">
      <style:text-properties fo:font-weight="normal" officeooo:rsid="0023906d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officeooo:rsid="001e4262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276643" style:font-weight-asian="normal" style:font-weight-complex="normal"/>
    </style:style>
    <style:style style:name="T12" style:family="text">
      <style:text-properties officeooo:rsid="00262b06"/>
    </style:style>
    <style:style style:name="T13" style:family="text">
      <style:text-properties style:font-name="B Nazanin" style:text-underline-style="none" fo:font-weight="normal" style:font-weight-asian="normal" style:font-weight-complex="normal"/>
    </style:style>
    <style:style style:name="T14" style:family="text">
      <style:text-properties style:font-name="B Nazanin" style:text-underline-style="none" fo:font-weight="normal" officeooo:rsid="002b2394" style:font-weight-asian="normal" style:font-weight-complex="normal"/>
    </style:style>
    <style:style style:name="T15" style:family="text">
      <style:text-properties style:font-name="B Nazanin" style:text-underline-style="none" fo:font-weight="normal" officeooo:rsid="0030d4dc" style:font-weight-asian="normal" style:font-weight-complex="normal"/>
    </style:style>
    <style:style style:name="T16" style:family="text">
      <style:text-properties style:font-name="B Nazanin" style:text-underline-style="none" fo:font-weight="normal" style:font-weight-asian="normal" style:font-name-complex="B Nazanin" style:font-weight-complex="normal"/>
    </style:style>
    <style:style style:name="T17" style:family="text">
      <style:text-properties style:font-name="B Nazanin" style:text-underline-style="none" fo:font-weight="normal" officeooo:rsid="00315453" style:font-weight-asian="normal" style:font-name-complex="B Nazanin" style:font-weight-complex="normal"/>
    </style:style>
    <style:style style:name="T18" style:family="text">
      <style:text-properties style:font-name="B Nazanin" style:text-underline-style="none" fo:font-weight="normal" officeooo:rsid="00371630" style:font-weight-asian="normal" style:font-name-complex="B Nazanin" style:font-weight-complex="normal"/>
    </style:style>
    <style:style style:name="T19" style:family="text">
      <style:text-properties style:font-name="B Nazanin" style:text-underline-style="none" fo:font-weight="normal" officeooo:rsid="0039657a" style:font-weight-asian="normal" style:font-name-complex="B Nazanin" style:font-weight-complex="normal"/>
    </style:style>
    <style:style style:name="T20" style:family="text">
      <style:text-properties style:font-name="B Nazanin" style:text-underline-style="none" style:font-name-complex="B Nazanin"/>
    </style:style>
    <style:style style:name="T21" style:family="text">
      <style:text-properties style:font-name="B Nazanin" style:text-underline-style="none" officeooo:rsid="00315453" style:font-name-complex="B Nazanin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276643" style:font-weight-asian="normal" style:font-weight-complex="normal"/>
    </style:style>
    <style:style style:name="T24" style:family="text">
      <style:text-properties style:text-underline-style="none" fo:font-weight="normal" officeooo:rsid="002b2394" style:font-weight-asian="normal" style:font-weight-complex="normal"/>
    </style:style>
    <style:style style:name="T25" style:family="text">
      <style:text-properties style:text-underline-style="none" fo:font-weight="normal" officeooo:rsid="002bfbe6" style:font-weight-asian="normal" style:font-weight-complex="normal"/>
    </style:style>
    <style:style style:name="T26" style:family="text">
      <style:text-properties style:font-name="Noto Sans" style:text-underline-style="none" fo:font-weight="normal" style:font-weight-asian="normal" style:font-name-complex="Noto Sans" style:font-weight-complex="normal"/>
    </style:style>
    <style:style style:name="T27" style:family="text">
      <style:text-properties style:font-name="Noto Sans" fo:font-weight="normal" style:font-weight-asian="normal" style:font-weight-complex="normal"/>
    </style:style>
    <style:style style:name="T28" style:family="text">
      <style:text-properties style:font-name="Noto Sans" fo:font-weight="normal" officeooo:rsid="00216d8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دارای ـــــ عنصر، ـــــ دوره ( تناوب )، و ـــــ گروه، دارای ۵ دسته ـــــ ، ـــــ ، ـــــ و ـــــ</text:p>
      <text:p text:style-name="P1">تعداد عناصر: دسته <text:s/>ـــــ ، ـــــ عنصر، دسته ـــــ ، ـــــ عنصر، دسته ـــــ ، ـــــ عنصر و دسته ـــــ ، ـــــ عنصر</text:p>
      <text:p text:style-name="P2">روند‌های تناوبی</text:p>
      <text:p text:style-name="P2">روند‌هایی هستند که در «کمیت‌های» وابسته به اتم در جدول دیده می‌شود. یعنی: «تغییرات» مشخصی که این کمیت‌ها در یک <text:span text:style-name="T1">ـــــ </text:span>( <text:span text:style-name="T1">ـــــ </text:span>) دارند، که در تناوب‌های دیگر، عینا/کمابیش تکرار می‌شوند. روند‌های تناوبی مطرح شده در کتاب درسی:</text:p>
      <text:p text:style-name="P2">۱: شعاع اتمی</text:p>
      <text:p text:style-name="P2">۲: واکنش‌پذیری: آ) خاصیت فلزی ب) خاصیت نافلزی</text:p>
      <text:p text:style-name="P2"/>
      <text:p text:style-name="P2">برای یافتن نحوه تغییرات روند‌های تناوبی، کافی است <text:span text:style-name="T2">اثر </text:span><text:span text:style-name="T9">هسته</text:span><text:span text:style-name="T4"> را بر </text:span><text:span text:style-name="T9">لایه الکترونی بیرونی</text:span><text:span text:style-name="T4"> بررسی کنیم.</text:span></text:p>
      <text:p text:style-name="P3"><text:span text:style-name="T3">الف) در هر </text:span><text:span text:style-name="T5">تناوب از چپ به راست، اثر هسته بر لایه الکترونی بیرونی، </text:span><text:span text:style-name="T6">ـــــ </text:span><text:span text:style-name="T5">می‌شود.</text:span></text:p>
      <text:p text:style-name="P4"><text:span text:style-name="T6">د</text:span><text:span text:style-name="T3">لیل: تعداد لایه الکترونی در عنصر‌های یک تناوب </text:span><text:span text:style-name="T6">ـــــ </text:span><text:span text:style-name="T3">است و اثر هسته از چپ به راست، </text:span><text:span text:style-name="T6">ـــــ </text:span><text:span text:style-name="T3">می‌یابد.</text:span></text:p>
      <text:p text:style-name="P4"><text:span text:style-name="T3">ب) در هر گروه از بالا به پایین، اثر هسته بر لایه الکترونی بیرونی، </text:span><text:span text:style-name="T6">ـــــ </text:span><text:span text:style-name="T3">می‌شود.</text:span></text:p>
      <text:p text:style-name="P4"><text:span text:style-name="T3">دلیل: تعداد لایه‌های الکترونی در عنصر‌های یک گروه، از بالا به پایین، </text:span><text:span text:style-name="T6">ـــــ </text:span><text:span text:style-name="T3">می‌شود اما فاصله هسته تا لایه بیرونی </text:span><text:span text:style-name="T6">ـــــ </text:span><text:span text:style-name="T3">می‌یابد.</text:span></text:p>
      <text:p text:style-name="P4"><text:span text:style-name="T3">( اثر </text:span><text:span text:style-name="T6">ـــــ </text:span><text:span text:style-name="T3">از اثر </text:span><text:span text:style-name="T6">ـــــ </text:span><text:span text:style-name="T3">مهم‌تر است. (</text:span><text:span text:style-name="T7">طبق قانون کولن </text:span><text:span text:style-name="T28">f=kqq’/r^2 </text:span><text:span text:style-name="T7">) )</text:span></text:p>
      <text:p text:style-name="P6">تمرین: روند تغییرات را در مورد سه روند تناوبی ذکر شده در کتاب در طرح‌های روبه‌رو مشخص نمایید:</text:p>
      <text:p text:style-name="P10"/>
      <text:p text:style-name="P12"><text:span text:style-name="T3">مطابق مدل «کوانتومی»، اتم را مانند </text:span><text:span text:style-name="T6">ـــــ </text:span><text:span text:style-name="T3">در نظر می‌گیرند که در الکترون‌ها پیرامون هسته و در </text:span><text:span text:style-name="T6">ـــــ </text:span><text:span text:style-name="T3">الکترونی، در حال حرکت‌اند. برای هر اتم، می‌توان «شعاعی» در نظر گرفت.</text:span></text:p>
      <text:p text:style-name="P7">هر چه شعاع اتم بزرگ‌تر باشد، اندازه آن بزرگ‌تر است.</text:p>
      <text:p text:style-name="P11"/>
      <text:p text:style-name="P8">روند تغییرات شعاع اتمی</text:p>
      <text:p text:style-name="P5"/>
      <text:p text:style-name="P5"><text:span text:style-name="T3">درگروه: از بالا به پایین </text:span><text:span text:style-name="T6">ـــــ </text:span><text:span text:style-name="T3">می‌شود. دلیل: افزایش تعداد </text:span><text:span text:style-name="T6">ـــــ </text:span><text:span text:style-name="T3">( جداول ص ۱۲ و ۱۳ )</text:span></text:p>
      <text:p text:style-name="P5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5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5"><text:span text:style-name="T3">در نهایت، در هر گروه از بالا به پایین، شعاع </text:span><text:span text:style-name="T6">ـــــ </text:span><text:span text:style-name="T3">می‌یابد؛ نتیجه: اثر «تعداد لایه» از اثر «قدرت هسته» </text:span><text:span text:style-name="T6">ـــــ .</text:span></text:p>
      <text:p text:style-name="P5"><text:span text:style-name="T6">( </text:span><text:span text:style-name="T3">دلیل: طبق قانون کولن: </text:span><text:span text:style-name="T27">f=kqq’/r^2</text:span><text:span text:style-name="T3"> نیروی جاذبه هسته بر الکترون‌ها، با </text:span><text:span text:style-name="T6">ـــــ </text:span><text:span text:style-name="T3">فاصله بستگی دارد اما با بار رابطه درجه </text:span><text:span text:style-name="T6">ـــــ </text:span><text:span text:style-name="T3">دارد. )</text:span></text:p>
      <text:p text:style-name="P5"/>
      <text:p text:style-name="P9">در تناوب: <text:span text:style-name="T12">از چپ به راست </text:span><text:span text:style-name="T1">ـــــ </text:span><text:span text:style-name="T12">می‌شود. دلیل: در هر دوره، تعداد </text:span><text:span text:style-name="T1">ـــــ </text:span><text:span text:style-name="T12">ثابت است اما قدرت </text:span><text:span text:style-name="T1">ـــــ </text:span><text:span text:style-name="T12">از چپ به راست بیشتر می‌شود.</text:span></text:p>
      <text:p text:style-name="P14">پرسش<text:span text:style-name="T3"> – در هر دوره، با افزایش تعداد پروتون‌ها، تعداد الکترون‌ها نیز به همان اندازه افزایش می‌یابد، پس چرا اثر هسته بر لایه بیرونی، ثابت نمی‌ماند؟</text:span></text:p>
      <text:p text:style-name="P15">پاسخ <text:span text:style-name="T3">- «نیرو»، دارای </text:span><text:span text:style-name="T6">ـــــ </text:span><text:span text:style-name="T3">است و هر الکترونی که در این </text:span><text:span text:style-name="T6">ـــــ </text:span><text:span text:style-name="T3">( جاذبه هسته )‌ قرار گیرد، جاذبه‌ای </text:span><text:span text:style-name="T10">مشخص</text:span><text:span text:style-name="T22"> و </text:span><text:span text:style-name="T10"><text:s/>ثاب</text:span><text:span text:style-name="T11">ت</text:span><text:span text:style-name="T22"> دریا</text:span><text:span text:style-name="T23">فت ـــــ که افزایش الکترون‌ها بر آن مؤثر ـــــ . ( «نیرو»، مانند «انرژی» نیست و تقسیم نمی‌شود. )</text:span></text:p>
      <text:p text:style-name="P16"><text:span text:style-name="T22">نتیجه: هر هر دوره از چپ به راست، با افزایش تعداد پروتون‌ها، هر الکترون، جاذبه ـــــ دریافت می‌کند.</text:span></text:p>
      <text:p text:style-name="P16"><text:span text:style-name="T22"/></text:p>
      <text:p text:style-name="P17"><text:span text:style-name="T22">بررسی نمودار ۱ ص ۱۳:</text:span></text:p>
      <text:p text:style-name="P17"><text:span text:style-name="T22">نکته ۱: در تناوب </text:span><text:span text:style-name="T23">ـــــ </text:span><text:span text:style-name="T22">از چپ به راست، شعاع اتمی عنصر‌ها کاهش می‌یابد.</text:span></text:p>
      <text:p text:style-name="P17"><text:span text:style-name="T22">نکته ۲: بیشترین تفاوت شعاع، بین عنصر‌های گروه‌های </text:span><text:span text:style-name="T23">ـــــ </text:span><text:span text:style-name="T22">و</text:span><text:span text:style-name="T23"> ـــــ </text:span><text:span text:style-name="T22">است. ( عنصر‌های </text:span><text:span text:style-name="T23">ـــــ </text:span><text:span text:style-name="T22">و </text:span><text:span text:style-name="T23">ـــــ </text:span><text:span text:style-name="T22">)</text:span></text:p>
      <text:p text:style-name="P17"><text:span text:style-name="T22">نکته ۳: تفاوت شعاع عناصر ( در تناوب ۳ ): بین نافلز‌ها <text:s text:c="9"/>بین فلز‌ها</text:span></text:p>
      <text:p text:style-name="P17"><text:span text:style-name="T22">( یعنی روند تغییرات شعاع، در اوایل/اواخر تناوب سوم، چشمگیر‌تر است. )</text:span></text:p>
      <text:p text:style-name="P17"><text:span text:style-name="T22"/></text:p>
      <text:p text:style-name="P18"><text:span text:style-name="T22">مقایسته تغییرات شعاع و واکنش‌پذیری عنصر‌های گروه ۱، ۲ و ۱۷</text:span></text:p>
      <text:p text:style-name="P19"><text:span text:style-name="T22">با هم بی‌اندیشیم ص ۱۲: ۱) ـــــ آسانتر الکترون از دست می‌دهد، چون شعاع ـــــ دارد.</text:span></text:p>
      <text:p text:style-name="P20"><text:span text:style-name="T22">۲) بله/خیر، چون شدت واکنش ـــــ با گاز کلر، بیشتر است. ( ـــــ تر به کلر الکترون می‌دهد. )</text:span></text:p>
      <text:p text:style-name="P21"><text:span text:style-name="T22">در واکنش لیتیم و پتاسیم به ترتیب نور ـــــ ، ـــــ و ـــــ ایجاد می‌شود </text:span><text:span text:style-name="T25">( رنگ نور ایجاد شده، با رنگ شعله این ۳ عنصر، یکسان </text:span><text:span text:style-name="T22">ـــــ </text:span><text:span text:style-name="T25">)</text:span></text:p>
      <text:p text:style-name="P22"><text:span text:style-name="T22">انرژی نور </text:span><text:span text:style-name="T24">ـــــ &gt; ـــــ &gt; ـــــ</text:span></text:p>
      <text:p text:style-name="P22"><text:span text:style-name="T24">۳</text:span><text:span text:style-name="T22">) بله/خیر، هرچه شعاع اتمی فلز بزرگ‌تر باشد، </text:span><text:span text:style-name="T24">ـــــ </text:span><text:span text:style-name="T22">تر الکترون از دست می‌دهد، چون:</text:span></text:p>
      <text:p text:style-name="P23"><text:span text:style-name="T22">الکترون(های) بیرونی از هسته </text:span><text:span text:style-name="T24">ـــــ </text:span><text:span text:style-name="T22">و نیروی هسته بر آن(ها) </text:span><text:span text:style-name="T24">ـــــ </text:span><text:span text:style-name="T22">است. ( در فلز‌های گروه‌های اصلی)</text:span></text:p>
      <text:p text:style-name="P24"><text:span text:style-name="T22">واکنش فلز قلیایی </text:span><text:span text:style-name="T26">(M)</text:span><text:span text:style-name="T22"> با گاز کلر:</text:span></text:p>
      <text:p text:style-name="P24"><text:span text:style-name="T22"/></text:p>
      <text:p text:style-name="P24"><text:span text:style-name="T22">واکنش‌پذیری: </text:span><text:span text:style-name="T24">ـــــ &gt; ـــــ &gt; ـــــ</text:span></text:p>
      <text:p text:style-name="P24"><text:span text:style-name="T24"/></text:p>
      <text:p text:style-name="P24"><text:span text:style-name="T24">و</text:span><text:span text:style-name="T22">اکنش فلز قلیایی خاکی (M’) با گاز کلر:</text:span></text:p>
      <text:p text:style-name="P24"><text:span text:style-name="T22"/></text:p>
      <text:p text:style-name="P24"><text:span text:style-name="T22">واکنش‌پذیری: </text:span><text:span text:style-name="T24">ـــــ &gt; ـــــ &gt; ـــــ</text:span></text:p>
      <text:p text:style-name="P24"><text:span text:style-name="T24">و</text:span><text:span text:style-name="T22">اکنش‌پذیزی: فلز قلیایی <text:s text:c="7"/>فلز قلیایی خاکی ( هم تناوب )</text:span></text:p>
      <text:p text:style-name="P24"><text:span text:style-name="T22">دلیل: تعداد لایه </text:span><text:span text:style-name="T24">ـــــ </text:span><text:span text:style-name="T22">اما هسته عنصر‌های گروه </text:span><text:span text:style-name="T24">ـــــ </text:span><text:span text:style-name="T22">قوی‌تر</text:span></text:p>
      <text:p text:style-name="P31"><text:span text:style-name="T22">M → M+</text:span></text:p>
      <text:p text:style-name="P31"><text:span text:style-name="T22">M’ → M’2+</text:span></text:p>
      <text:p text:style-name="P32"><text:span text:style-name="T22">تمرین: واکنش‌پذیری عنصر‌های دارای اعداد اتمی ۱۱، ۱۲ و ۱۳ را مقایسه کنید: </text:span><text:span text:style-name="T14">ـــــ &lt; ـــــ &lt; ـــــ</text:span></text:p>
      <text:p text:style-name="P32"><text:span text:style-name="T14">ت</text:span><text:span text:style-name="T13">ذکر مهم: واکنش‌پذیری عنصر‌های واسطه، در مواردی </text:span><text:span text:style-name="T15">از نظام گفته شده، پیروی نمی‌کند.</text:span></text:p>
      <text:p text:style-name="P33">نکته مهم‌تر<text:span text:style-name="T3">: </text:span><text:span text:style-name="T13">در گروه‌های اصلی، استحکام فلز با واکنش‌پذیری آن، رابطه </text:span><text:span text:style-name="T14">ـــــ </text:span><text:span text:style-name="T13">داردو</text:span></text:p>
      <text:p text:style-name="P33"><text:span text:style-name="T13">نتیجه؛<text:tab/><text:tab/>واکنش‌پذیری: فلز‌های اصلی<text:tab/><text:tab/><text:tab/>فلز‌های واسطه</text:span></text:p>
      <text:p text:style-name="P33"><text:span text:style-name="T13"><text:tab/><text:tab/>استحکام: فلز‌های اصلی<text:tab/><text:tab/><text:tab/>فلز‌های واسطه</text:span></text:p>
      <text:p text:style-name="P33"><text:span text:style-name="T13"/></text:p>
      <text:p text:style-name="P30"><text:span text:style-name="T17">در گروه ۱، از بالا به پایین، «خاصیت فلزی </text:span><text:span text:style-name="T13">≡</text:span><text:span text:style-name="T17"> واکنش‌پذیری» ـــــ می‌شود.</text:span></text:p>
      <text:p text:style-name="P34"><text:span text:style-name="T16">در گروه ۱۷، از بالا به پایین، «خاصیت ـــــ ≡ واکنش‌پذیری» ـــــ می‌شود.</text:span></text:p>
      <text:p text:style-name="P34"><text:span text:style-name="T16">به علت ـــــ شدن اثر هسته بر لایه بیرونی از بالا به پایین</text:span></text:p>
      <text:p text:style-name="P35"><text:span text:style-name="T16">واکنش‌پذیری*: </text:span><text:span text:style-name="T17">ـــــ &lt; ـــــ &lt; ـــــ</text:span></text:p>
      <text:p text:style-name="P35"><text:span text:style-name="T17">د</text:span><text:span text:style-name="T16">ر تولید لامپ چراغ‌های جلو خودرو از </text:span><text:span text:style-name="T17">ـــــ </text:span><text:span text:style-name="T16">استفاده می‌شود.</text:span></text:p>
      <text:p text:style-name="P36"><text:span text:style-name="T16">ت) با افزایش شعاع، خاصیت نافلزی </text:span><text:span text:style-name="T17">ـــــ </text:span><text:span text:style-name="T16">می‌شود.</text:span></text:p>
      <text:p text:style-name="P36"><text:span text:style-name="T16">* دلیل: در گروه نافلزی؛ شعاع کمتر ← فاصله هسته تا لایه بیرونی </text:span><text:span text:style-name="T17">ـــــ ← </text:span><text:span text:style-name="T16">گرفتن الکترون، </text:span><text:span text:style-name="T17">ـــــ</text:span></text:p>
      <text:p text:style-name="P25"><text:span text:style-name="T21">پ</text:span><text:span text:style-name="T20">رسش مهم</text:span><text:span text:style-name="T16">: کدام هالوژن، در دمای ۴۰۰ درجه سانتی‌گراد با H2 واکنش می‌دهد؟</text:span></text:p>
      <text:p text:style-name="P25"><text:span text:style-name="T16">نکاتی درباره هالوژن‌ها: (هالوژن‌ها در حالت آزاد، سمی/غیرسمی و رنگی/بی‌رنگ، و در حالت ترکیب، </text:span><text:span text:style-name="T17">ـــــ </text:span><text:span text:style-name="T16">و </text:span><text:span text:style-name="T17">ـــــ </text:span><text:span text:style-name="T16">، هستند. )</text:span></text:p>
      <text:p text:style-name="P25"><text:span text:style-name="T16">۱) واژه «هالوژن» به معنی </text:span><text:span text:style-name="T17">ـــــ ـــــ . </text:span><text:span text:style-name="T16">این نافلز‌ها می‌توانند با اغلب فلز‌ها ( به ویژه گروه </text:span><text:span text:style-name="T17">ـــــ </text:span><text:span text:style-name="T16">)</text:span></text:p>
      <text:p text:style-name="P25"><text:span text:style-name="T16">واکنش‌دهند و </text:span><text:span text:style-name="T17">ـــــ </text:span><text:span text:style-name="T16">تولید کنند. مثال:</text:span></text:p>
      <text:p text:style-name="P26"><text:span text:style-name="T16">۲) </text:span><text:span text:style-name="T18">حالت فیزیکی هالوژن‌ها ( در دمای اتاق ): (F2:</text:span><text:span text:style-name="T17"> ـــــ</text:span><text:span text:style-name="T18"> ) (Cl2: </text:span><text:span text:style-name="T17">ـــــ </text:span><text:span text:style-name="T18">) (Br2: </text:span><text:span text:style-name="T17">ـــــ </text:span><text:span text:style-name="T18">) (I2: </text:span><text:span text:style-name="T17">ـــــ </text:span><text:span text:style-name="T18">)</text:span></text:p>
      <text:p text:style-name="P27"><text:span text:style-name="T16">۳) نقطه جوش هالوژن‌ها: </text:span><text:span text:style-name="T17">ـــــ &lt; ـــــ &lt; ـــــ &lt; ـــــ</text:span></text:p>
      <text:p text:style-name="P28"><text:span text:style-name="T17">د</text:span><text:span text:style-name="T16">لیل: در مولکول‌های قطبی/ناقطبی</text:span><text:span text:style-name="T19">، با افزایش جرم و حجم مولکول، نبیروی بین مولکولی </text:span><text:span text:style-name="T17">ـــــ </text:span><text:span text:style-name="T19">می‌شود.</text:span></text:p>
      <text:p text:style-name="P29"><text:span text:style-name="T16">۴) برای تشکیل ترکیب یونی، هالوژن‌ها با </text:span><text:span text:style-name="T17">ـــــ </text:span><text:span text:style-name="T16">یک الکترون به یون </text:span><text:span text:style-name="T17">ـــــ </text:span><text:span text:style-name="T16">تبدیلی می‌شوند.</text:span></text:p>
      <text:p text:style-name="P29"><text:span text:style-name="T16">۵) F، Cl، Br و I فلز/نافلز هستند.</text:span></text:p>
      <text:p text:style-name="P29"><text:span text:style-name="T16">۶) آنیون‌های تشکلیل شده توسط هالوژن‌ها، یون </text:span><text:span text:style-name="T17">ـــــ </text:span><text:span text:style-name="T16">نامیده می‌شوند. ( مثال: Cl- ← </text:span><text:span text:style-name="T17">ـــــ </text:span><text:span text:style-name="T16">)</text:span></text:p>
      <text:p text:style-name="P29"><text:span text:style-name="T16">۷) هالوژن‌ها در حالت آزاد ( مولکول – اتمی ) بی‌رنگ/رنگ هستند و در حالت آنیون یا ترکیب </text:span><text:span text:style-name="T17">ـــــ ـــــ </text:span><text:span text:style-name="T16">اند.</text:span></text:p>
      <text:p text:style-name="P29"><text:span text:style-name="T16">۸) رنگ هالوژن‌ها: (F2(g) ← </text:span><text:span text:style-name="T17">ـــــ </text:span><text:span text:style-name="T16">) (Cl2(g) ← </text:span><text:span text:style-name="T17">ـــــ </text:span><text:span text:style-name="T16">) (Br2(l) ← </text:span><text:span text:style-name="T17">ـــــ </text:span><text:span text:style-name="T16">) (I2(s) ← </text:span><text:span text:style-name="T17">ـــــ </text:span><text:span text:style-name="T16">)</text:span></text:p>
      <text:p text:style-name="P29"><text:span text:style-name="T16">غیررسمی ( تذکر: I2 در حالت بخار و محلول رنگ </text:span><text:span text:style-name="T17">ـــــ </text:span><text:span text:style-name="T16">مایل به </text:span><text:span text:style-name="T17">ـــــ </text:span><text:span text:style-name="T16">دارد. )</text:span></text:p>
      <text:p text:style-name="P29"><text:span text:style-name="T16">رابطه‌ی نمک‌ها و ترکیب‌های یونی</text:span></text:p>
      <text:p text:style-name="P29"><text:span text:style-name="T16">همه </text:span><text:span text:style-name="T17">ـــــ </text:span><text:span text:style-name="T16">جزء </text:span><text:span text:style-name="T17">ـــــ ـــــ </text:span><text:span text:style-name="T16">هستند اما برخی </text:span><text:span text:style-name="T17">ـــــ ـــــ </text:span><text:span text:style-name="T16">، </text:span><text:span text:style-name="T17">ـــــ </text:span><text:span text:style-name="T16">محسوب نمی‌شوند مانند </text:span><text:span text:style-name="T17">ـــــ ـــــ</text:span></text:p>
      <text:p text:style-name="P29"><text:span text:style-name="T17">( </text:span><text:span text:style-name="T16">مانند </text:span><text:span text:style-name="T17">ـــــ </text:span><text:span text:style-name="T16">که </text:span><text:span text:style-name="T17">ـــــ </text:span><text:span text:style-name="T16">است و نمک نیست )</text:span></text:p>
      <text:p text:style-name="P29"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Elbasan" svg:font-family="'Noto Sans Elbasan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erif1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erif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erif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" style:font-family-complex="FreeSerif" style:font-family-generic-complex="roman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6:53:24.957051871</meta:creation-date>
    <dc:date>2023-08-04T17:56:43.876362683</dc:date>
    <meta:editing-duration>PT1H1M53S</meta:editing-duration>
    <meta:editing-cycles>25</meta:editing-cycles>
    <meta:generator>LibreOffice/7.4.7.2$Linux_X86_64 LibreOffice_project/40$Build-2</meta:generator>
    <meta:document-statistic meta:table-count="0" meta:image-count="0" meta:object-count="0" meta:page-count="4" meta:paragraph-count="73" meta:word-count="1076" meta:character-count="5465" meta:non-whitespace-character-count="4435"/>
  </office:meta>
</office:document-meta>
</file>